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paragraph-rsid="000d8efb"/>
    </style:style>
    <style:style style:name="P4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5" style:family="paragraph" style:parent-style-name="Text_20_body">
      <style:text-properties officeooo:rsid="0010e69f" officeooo:paragraph-rsid="0010e69f"/>
    </style:style>
    <style:style style:name="P6" style:family="paragraph" style:parent-style-name="Text_20_body">
      <style:text-properties style:text-underline-style="none" officeooo:rsid="0011e441" officeooo:paragraph-rsid="0011e441"/>
    </style:style>
    <style:style style:name="P7" style:family="paragraph" style:parent-style-name="Text_20_body">
      <style:text-properties style:font-name="Arial" officeooo:rsid="001aa178" officeooo:paragraph-rsid="0015149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9" style:family="paragraph" style:parent-style-name="Text_20_body">
      <style:text-properties style:font-name="Arial" officeooo:rsid="001a0c74" officeooo:paragraph-rsid="000d8efb"/>
    </style:style>
    <style:style style:name="P10" style:family="paragraph" style:parent-style-name="Text_20_body">
      <style:text-properties style:font-name="Arial" officeooo:paragraph-rsid="000d8efb"/>
    </style:style>
    <style:style style:name="P11" style:family="paragraph" style:parent-style-name="Text_20_body">
      <style:text-properties style:font-name="Arial" officeooo:rsid="002e7638" officeooo:paragraph-rsid="000d8efb"/>
    </style:style>
    <style:style style:name="P12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4" style:family="paragraph" style:parent-style-name="Text_20_body">
      <style:text-properties style:font-name="Arial" officeooo:rsid="0010e69f" officeooo:paragraph-rsid="0010e69f"/>
    </style:style>
    <style:style style:name="P15" style:family="paragraph" style:parent-style-name="Text_20_body">
      <style:paragraph-properties fo:line-height="0.529cm"/>
      <style:text-properties style:font-name="Arial" officeooo:paragraph-rsid="000d8efb"/>
    </style:style>
    <style:style style:name="P16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7" style:family="paragraph" style:parent-style-name="Text_20_body">
      <style:text-properties style:font-name="Arial" officeooo:rsid="001a824c" officeooo:paragraph-rsid="001a824c"/>
    </style:style>
    <style:style style:name="P18" style:family="paragraph" style:parent-style-name="Text_20_body">
      <style:text-properties style:font-name="Arial" officeooo:rsid="0039b599" officeooo:paragraph-rsid="0012e585"/>
    </style:style>
    <style:style style:name="P19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20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2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3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0" style:family="paragraph" style:parent-style-name="Title">
      <style:paragraph-properties fo:text-align="start" style:justify-single-word="false"/>
    </style:style>
    <style:style style:name="P31" style:family="paragraph" style:parent-style-name="Standard">
      <style:text-properties style:text-underline-style="none" officeooo:rsid="0010e69f" officeooo:paragraph-rsid="0010e69f"/>
    </style:style>
    <style:style style:name="P32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33" style:family="paragraph" style:parent-style-name="Standard">
      <style:text-properties style:font-name="Arial" officeooo:rsid="001a0c74" officeooo:paragraph-rsid="00151494"/>
    </style:style>
    <style:style style:name="P34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2981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05c77e" officeooo:paragraph-rsid="00229812"/>
    </style:style>
    <style:style style:name="P41" style:family="paragraph" style:parent-style-name="Standard">
      <style:paragraph-properties fo:text-align="start" style:justify-single-word="false"/>
      <style:text-properties style:font-name="Arial" officeooo:rsid="00063fd9" officeooo:paragraph-rsid="00229812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0b7a27" officeooo:paragraph-rsid="00229812"/>
    </style:style>
    <style:style style:name="P4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44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45" style:family="paragraph" style:parent-style-name="Text_20_body" style:list-style-name="L2">
      <style:text-properties fo:color="#000000" style:font-name="Arial" officeooo:rsid="00305514" officeooo:paragraph-rsid="000d8efb"/>
    </style:style>
    <style:style style:name="P46" style:family="paragraph" style:parent-style-name="Text_20_body" style:list-style-name="L1">
      <style:text-properties style:font-name="Arial" officeooo:rsid="00305514" officeooo:paragraph-rsid="000d8efb"/>
    </style:style>
    <style:style style:name="P47" style:family="paragraph" style:parent-style-name="Text_20_body" style:list-style-name="L2">
      <style:text-properties style:font-name="Arial" officeooo:rsid="00305514" officeooo:paragraph-rsid="000d8efb"/>
    </style:style>
    <style:style style:name="P48" style:family="paragraph" style:parent-style-name="Text_20_body" style:list-style-name="L2">
      <style:text-properties style:font-name="Arial" officeooo:paragraph-rsid="000d8efb"/>
    </style:style>
    <style:style style:name="P49" style:family="paragraph" style:parent-style-name="Text_20_body" style:list-style-name="L3">
      <style:text-properties style:font-name="Arial" officeooo:paragraph-rsid="0023e4cd"/>
    </style:style>
    <style:style style:name="P50" style:family="paragraph" style:parent-style-name="Text_20_body" style:list-style-name="L3">
      <style:text-properties style:font-name="Arial" officeooo:paragraph-rsid="000d8efb"/>
    </style:style>
    <style:style style:name="P51" style:family="paragraph" style:parent-style-name="Text_20_body" style:list-style-name="L4">
      <style:text-properties style:font-name="Arial" officeooo:rsid="002cd815" officeooo:paragraph-rsid="000d8efb"/>
    </style:style>
    <style:style style:name="P52" style:family="paragraph" style:parent-style-name="Text_20_body" style:list-style-name="L7">
      <style:text-properties style:font-name="Arial" officeooo:rsid="002cd815" officeooo:paragraph-rsid="000d8efb"/>
    </style:style>
    <style:style style:name="P53" style:family="paragraph" style:parent-style-name="Text_20_body" style:list-style-name="L5">
      <style:text-properties style:font-name="Arial" officeooo:rsid="002e7638" officeooo:paragraph-rsid="000d8efb"/>
    </style:style>
    <style:style style:name="P54" style:family="paragraph" style:parent-style-name="Text_20_body" style:list-style-name="L6">
      <style:text-properties style:font-name="Arial" officeooo:rsid="002b167e" officeooo:paragraph-rsid="000d8efb"/>
    </style:style>
    <style:style style:name="P55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57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8" style:family="paragraph" style:parent-style-name="Heading_20_1">
      <style:text-properties style:font-name="Arial" officeooo:paragraph-rsid="000d8efb"/>
    </style:style>
    <style:style style:name="P59" style:family="paragraph" style:parent-style-name="Heading_20_1">
      <style:text-properties style:font-name="Arial" officeooo:rsid="001f56fa" officeooo:paragraph-rsid="000d8efb"/>
    </style:style>
    <style:style style:name="P60" style:family="paragraph" style:parent-style-name="Heading_20_1">
      <style:paragraph-properties fo:line-height="100%"/>
      <style:text-properties officeooo:paragraph-rsid="0012e585"/>
    </style:style>
    <style:style style:name="P61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62" style:family="paragraph" style:parent-style-name="Heading_20_2">
      <style:text-properties style:font-name="Arial" officeooo:paragraph-rsid="000d8efb"/>
    </style:style>
    <style:style style:name="P63" style:family="paragraph" style:parent-style-name="Heading_20_2">
      <style:paragraph-properties fo:line-height="100%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officeooo:rsid="002cd815"/>
    </style:style>
    <style:style style:name="T23" style:family="text">
      <style:text-properties officeooo:rsid="001c2188"/>
    </style:style>
    <style:style style:name="T24" style:family="text">
      <style:text-properties officeooo:rsid="001f56fa"/>
    </style:style>
    <style:style style:name="T25" style:family="text">
      <style:text-properties officeooo:rsid="0039b599"/>
    </style:style>
    <style:style style:name="T26" style:family="text">
      <style:text-properties officeooo:rsid="000f8426"/>
    </style:style>
    <style:style style:name="T27" style:family="text">
      <style:text-properties officeooo:rsid="0010e69f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12e585"/>
    </style:style>
    <style:style style:name="T31" style:family="text">
      <style:text-properties fo:font-size="12pt" fo:font-style="normal" fo:font-weight="normal" style:font-size-asian="12pt" style:font-style-asian="normal" style:font-weight-asian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size="12pt" style:font-size-asian="12pt"/>
    </style:style>
    <style:style style:name="T34" style:family="text">
      <style:text-properties fo:font-size="12pt" officeooo:rsid="00070fc0" style:font-size-asian="12pt"/>
    </style:style>
    <style:style style:name="T35" style:family="text">
      <style:text-properties fo:font-size="12pt" officeooo:rsid="00157477" style:font-size-asian="12pt"/>
    </style:style>
    <style:style style:name="T36" style:family="text">
      <style:text-properties fo:font-size="12pt" officeooo:rsid="00115062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officeooo:rsid="0013f27f"/>
    </style:style>
    <style:style style:name="T52" style:family="text">
      <style:text-properties officeooo:rsid="001a0c74"/>
    </style:style>
    <style:style style:name="T53" style:family="text">
      <style:text-properties officeooo:rsid="00167eb9"/>
    </style:style>
    <style:style style:name="T54" style:family="text">
      <style:text-properties officeooo:rsid="0016c126"/>
    </style:style>
    <style:style style:name="T55" style:family="text">
      <style:text-properties officeooo:rsid="0018af1d"/>
    </style:style>
    <style:style style:name="T56" style:family="text">
      <style:text-properties fo:color="#c9211e"/>
    </style:style>
    <style:style style:name="T57" style:family="text">
      <style:text-properties officeooo:rsid="001d1d9a"/>
    </style:style>
    <style:style style:name="T58" style:family="text">
      <style:text-properties officeooo:rsid="001e5f71"/>
    </style:style>
    <style:style style:name="T59" style:family="text">
      <style:text-properties officeooo:rsid="000db319"/>
    </style:style>
    <style:style style:name="T60" style:family="text">
      <style:text-properties officeooo:rsid="000a42fb"/>
    </style:style>
    <style:style style:name="T61" style:family="text">
      <style:text-properties officeooo:rsid="001323c4"/>
    </style:style>
    <style:style style:name="T62" style:family="text">
      <style:text-properties officeooo:rsid="00157477"/>
    </style:style>
    <style:style style:name="T63" style:family="text">
      <style:text-properties officeooo:rsid="0005c77e"/>
    </style:style>
    <style:style style:name="T64" style:family="text">
      <style:text-properties officeooo:rsid="0006b2f7"/>
    </style:style>
    <style:style style:name="T65" style:family="text">
      <style:text-properties officeooo:rsid="0016de33"/>
    </style:style>
    <style:style style:name="T66" style:family="text">
      <style:text-properties officeooo:rsid="000f09d7"/>
    </style:style>
    <style:style style:name="T67" style:family="text">
      <style:text-properties officeooo:rsid="00063fd9"/>
    </style:style>
    <style:style style:name="T68" style:family="text">
      <style:text-properties officeooo:rsid="000fe836"/>
    </style:style>
    <style:style style:name="T69" style:family="text">
      <style:text-properties officeooo:rsid="000bc1fd"/>
    </style:style>
    <style:style style:name="T70" style:family="text">
      <style:text-properties officeooo:rsid="0016d793"/>
    </style:style>
    <style:style style:name="T71" style:family="text">
      <style:text-properties officeooo:rsid="0023e4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7">Mme Karine Maltais</text:p>
      <text:p text:style-name="P35">Directrice générale.</text:p>
      <text:p text:style-name="P35"/>
      <text:p text:style-name="P36">Comité ZIP de la Rive Nord de l’Estuaire.</text:p>
      <text:p text:style-name="P36">31 Avenue Marquette, Baie-Comeau (Qc) G4Z 1K4</text:p>
      <text:p text:style-name="P36">Tél: 1-418-296-0404 (poste 1)</text:p>
      <text:p text:style-name="P36"/>
      <text:p text:style-name="P36"/>
      <text:p text:style-name="P55">Objet : Candidature au poste de technicien en biologie.</text:p>
      <text:p text:style-name="P38"/>
      <text:p text:style-name="P38"><text:span text:style-name="T59">Arrivant au Québec</text:span> dans quelque<text:span text:style-name="T59">s</text:span> jour<text:span text:style-name="T59">s,</text:span> j<text:span text:style-name="T59">e suis à la recherche d</text:span>’<text:span text:style-name="T59">un </text:span>emploi dans mon domaine de compétence. <text:span text:style-name="T59">Une première</text:span> prospection m’a permis de prendre connaissance de votre offre <text:span text:style-name="T60">via</text:span> le site <text:span text:style-name="T61">internet</text:span> de la<text:span text:style-name="T56"> </text:span><text:span text:style-name="T21">Zip</text:span><text:span text:style-name="T16"> </text:span><text:span text:style-name="T21">Rive N</text:span><text:span text:style-name="T16">ord</text:span><text:span text:style-name="T21"> de l’Estuaire.</text:span></text:p>
      <text:p text:style-name="P38"/>
      <text:p text:style-name="P38">Le poste proposé correspond, dans ses points <text:span text:style-name="T59">principaux</text:span> <text:span text:style-name="T62">à</text:span> ma formation. <text:span text:style-name="T63">Les </text:span>inventaire<text:span text:style-name="T59">s</text:span> <text:span text:style-name="T59">naturalistes</text:span> constitu<text:span text:style-name="T64">ent</text:span> le cœur de mon <text:span text:style-name="T62">B</text:span>accalauréat <text:span text:style-name="T64">en B</text:span>iologie des organisme<text:span text:style-name="T59">s, et j</text:span>’ai eu l’occasion d’<text:span text:style-name="T59">aborder</text:span> les écosystème<text:span text:style-name="T60">s</text:span> côtier<text:span text:style-name="T60">s</text:span> lors de ma première année de maîtrise. Cette année, bien que non acquise, m’a apport<text:span text:style-name="T62">é</text:span> de<text:span text:style-name="T59">s</text:span> élément<text:span text:style-name="T59">s</text:span> pertinent<text:span text:style-name="T62">s</text:span> dans l’approche des milieux <text:span text:style-name="T64">littoraux</text:span>.</text:p>
      <text:p text:style-name="P38"/>
      <text:p text:style-name="P40">Mes principale<text:span text:style-name="T65">s</text:span> réalisation<text:span text:style-name="T65">s</text:span> en environnent reste<text:span text:style-name="T65">nt</text:span> scolaire. Je pense cependant avoir démontré ma capacité d’apprentissage <text:span text:style-name="T60">e</text:span>n milieu professionnel. Mon expérience <text:span text:style-name="T66">en tant que</text:span> stratifieur, <text:s/><text:span text:style-name="T59">éloigné </text:span>de m<text:span text:style-name="T59">es études, </text:span>a <text:span text:style-name="T67">été</text:span> enrichissante sur ce point.</text:p>
      <text:p text:style-name="P41"/>
      <text:p text:style-name="P41"><text:span text:style-name="T68">Je pratique la voile et la spéléologie en amateur. Ces loisirs </text:span>m’ont prépar<text:span text:style-name="T68">é</text:span> <text:span text:style-name="T62">à</text:span> accepter avec indulgence les caprices et facéties de la nature, qui nous met parfois <text:span text:style-name="T62">à</text:span> rude épreuve.</text:p>
      <text:p text:style-name="P40"/>
      <text:p text:style-name="P42">Le travail <text:span text:style-name="T69">réalisé</text:span> par les comités <text:span text:style-name="T70">Z</text:span>ip, <text:span text:style-name="T62">à</text:span> la confluence des problématique<text:span text:style-name="T62">s</text:span> environnemental<text:span text:style-name="T62">es</text:span> et <text:span text:style-name="T69">socio-économiques,</text:span> me semble primordial <text:span text:style-name="T62">à</text:span> la <text:span text:style-name="T69">préservation</text:span> d’un milieu en contact <text:span text:style-name="T69">étroit</text:span> avec les activité<text:span text:style-name="T62">s</text:span> humaine<text:span text:style-name="T62">s,</text:span> comme l’est le fleuve <text:span text:style-name="T69">Saint-Laurent.</text:span></text:p>
      <text:p text:style-name="P40">Je s<text:span text:style-name="T62">uis</text:span> <text:span text:style-name="T67">enthousiaste à l’idée</text:span> de mettre <text:span text:style-name="T60">mes</text:span> <text:span text:style-name="T67">compétences</text:span> au service de l’environnement canadien qu’il me tarde de <text:span text:style-name="T67">découvrir.</text:span></text:p>
      <text:p text:style-name="P38"/>
      <text:p text:style-name="P26"><text:span text:style-name="T33">Je vous remercie de l’attention que vous porterez à ma candidature et je demeure disponible pour vous rencontrer </text:span><text:span text:style-name="T34">d</text:span><text:span text:style-name="T35">è</text:span><text:span text:style-name="T34">s mon arrivé</text:span><text:span text:style-name="T36">e</text:span><text:span text:style-name="T34"> </text:span><text:span text:style-name="T35">à</text:span><text:span text:style-name="T34"> Qu</text:span><text:span text:style-name="T35">é</text:span><text:span text:style-name="T34">bec le 25 </text:span><text:span text:style-name="T35">Fé</text:span><text:span text:style-name="T34">vrier</text:span><text:span text:style-name="T33">. </text:span></text:p>
      <text:p text:style-name="P27"/>
      <text:p text:style-name="P28"><text:span text:style-name="T33">Je vous prie de recevoir, M</text:span><text:span text:style-name="T34">adame</text:span><text:span text:style-name="T33">, mes meilleures salutations.</text:span></text:p>
      <text:p text:style-name="P56"/>
      <text:p text:style-name="P29">Florian Quiec</text:p>
      <text:p text:style-name="P39"/>
      <text:p text:style-name="P8">852 Rue Monseigneur-Grandin,</text:p>
      <text:p text:style-name="P44">Quebec City, Québec G1V 3X7</text:p>
      <text:p text:style-name="P44">Canada</text:p>
      <text:p text:style-name="P20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30"><text:soft-page-break/><text:span text:style-name="T57">Q</text:span>uiec <text:span text:style-name="T51">F</text:span>lorian</text:p>
      <text:p text:style-name="P16"/>
      <text:p text:style-name="P7">852 Rue Monseigneur-Grandin, <text:s text:c="57"/><text:a xlink:type="simple" xlink:href="mailto:florian.quiec@yahoo.com" text:style-name="Internet_20_link" text:visited-style-name="Visited_20_Internet_20_Link"><text:span text:style-name="T52">florian.quiec@yahoo.com</text:span></text:a></text:p>
      <text:p text:style-name="P33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9"/>
      <text:p text:style-name="P9">Canada</text:p>
      <text:p text:style-name="P9"/>
      <text:h text:style-name="P58" text:outline-level="1">Objectif de carrière.</text:h>
      <text:p text:style-name="P17">La protection et la compréhension de l’environnement ont toujours constitué mon centre d’intérêt principal. Diverses raisons m’<text:span text:style-name="T58">o</text:span>n<text:span text:style-name="T58">t</text:span> amen<text:span text:style-name="T58">é</text:span> <text:span text:style-name="T58">à</text:span> m’épanouir dans d’autres profession<text:span text:style-name="T58">s,</text:span> mais je souhaite profiter de ma venu<text:span text:style-name="T58">e</text:span> au <text:span text:style-name="T58">C</text:span>anada pour renouer avec ma formation initial<text:span text:style-name="T58">e</text:span> en <text:span text:style-name="T58">B</text:span>iologie de l’environnement.</text:p>
      <text:h text:style-name="P61" text:outline-level="1"><text:span text:style-name="T51">Compétences</text:span> <text:span text:style-name="T51">et aptitudes</text:span></text:h>
      <text:h text:style-name="Heading_20_2" text:outline-level="2">Personnelles</text:h>
      <text:list xml:id="list11275420" text:style-name="L1">
        <text:list-item>
          <text:p text:style-name="P46"><text:span text:style-name="T53">A</text:span>pprendre <text:span text:style-name="T53">à </text:span>réaliser chaque tâche<text:span text:style-name="T71">s</text:span> <text:span text:style-name="T55">avec soin et efficacité</text:span>.</text:p>
        </text:list-item>
        <text:list-item>
          <text:p text:style-name="P46"><text:span text:style-name="T2">Montrer de la c</text:span>uriosité envers tou<text:span text:style-name="T53">t</text:span> ce qui <text:span text:style-name="T53">à</text:span> trait <text:span text:style-name="T53">à</text:span> la technique et au<text:span text:style-name="T51">x</text:span> science<text:span text:style-name="T51">s</text:span> en <text:span text:style-name="T3">général.</text:span></text:p>
        </text:list-item>
        <text:list-item>
          <text:p text:style-name="P46"><text:span text:style-name="T2">Travailler</text:span> en <text:span text:style-name="T2">extérieur</text:span> et en condition<text:span text:style-name="T51">s</text:span> <text:span text:style-name="T2">difficiles.</text:span></text:p>
        </text:list-item>
      </text:list>
      <text:h text:style-name="P62" text:outline-level="2">Scolaire<text:span text:style-name="T53">s</text:span></text:h>
      <text:list xml:id="list4088854514" text:style-name="L2">
        <text:list-item>
          <text:p text:style-name="P48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47"><text:span text:style-name="T4">Effectuer une </text:span>Veille technologique <text:span text:style-name="T4">efficace</text:span></text:p>
        </text:list-item>
        <text:list-item>
          <text:p text:style-name="P47"><text:span text:style-name="T53">I</text:span>dentifi<text:span text:style-name="T3">er et inventorier la flore et faune</text:span>, <text:span text:style-name="T6">échantillonner</text:span> par transect, quadra <text:span text:style-name="T3">et autres méthodes.</text:span></text:p>
        </text:list-item>
        <text:list-item>
          <text:p text:style-name="P45">Prél<text:span text:style-name="T3">ever <text:s/></text:span>d<text:span text:style-name="T3">e l’</text:span>eau, <text:span text:style-name="T3">des</text:span> sédiment<text:span text:style-name="T53">s</text:span>, <text:span text:style-name="T3">effectuer des mesures physico-chimiques, y compris depuis un bateau.</text:span></text:p>
        </text:list-item>
      </text:list>
      <text:h text:style-name="P62" text:outline-level="2">Professionnel<text:span text:style-name="T53">les</text:span></text:h>
      <text:list xml:id="list2569074882" text:style-name="L3">
        <text:list-item>
          <text:p text:style-name="P49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3">effectuer des </text:span><text:span text:style-name="T49">soins </text:span><text:span text:style-name="T7">aux animaux.</text:span></text:p>
        </text:list-item>
        <text:list-item>
          <text:p text:style-name="P50">Stratifi<text:span text:style-name="T3">er</text:span> : pièces à l'unité, tous procédés.</text:p>
        </text:list-item>
        <text:list-item>
          <text:p text:style-name="P50">Install<text:span text:style-name="T3">er</text:span> de<text:span text:style-name="T3">s</text:span> dispositifs expérimentaux.</text:p>
        </text:list-item>
        <text:list-item>
          <text:p text:style-name="P50"><text:span text:style-name="T3">Effectuer des tâches de </text:span>maintenance courante <text:span text:style-name="T3">et de petite mécanique.</text:span></text:p>
        </text:list-item>
      </text:list>
      <text:h text:style-name="P59" text:outline-level="1"><text:soft-page-break/>Expérience</text:h>
      <text:p text:style-name="P32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7">Janvier 2020</text:span></text:p>
      <text:p text:style-name="P31"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11"/>
      <text:list xml:id="list3014115220" text:style-name="L4">
        <text:list-item>
          <text:p text:style-name="P51">Réalisation de <text:span text:style-name="T26">pièces</text:span> en composite, selon diverse<text:span text:style-name="T30">s</text:span> techniques <text:span text:style-name="T53">à</text:span> haute performance <text:span text:style-name="T15">pour le secteur de la compétition nautique.</text:span></text:p>
        </text:list-item>
        <text:list-item>
          <text:p text:style-name="P51">Fabrication et assemblage d’un catamaran de 69‘’ <text:span text:style-name="T53">(CA du projet 1,4M€)</text:span>.</text:p>
        </text:list-item>
        <text:list-item>
          <text:p text:style-name="P51">Réalisation s<text:span text:style-name="T26">ur </text:span>plan d’architecte de <text:span text:style-name="T26">pièces</text:span> unique<text:span text:style-name="T53">s</text:span> <text:span text:style-name="T26">de</text:span> forte valeur: <text:span text:style-name="T53">moule, voilier de compétition.</text:span></text:p>
        </text:list-item>
      </text:list>
      <text:p text:style-name="P11"/>
      <text:p text:style-name="P12">Bénévolat en <text:span text:style-name="T8">archéologie. <text:s text:c="87"/></text:span>Juillet 2019</text:p>
      <text:p text:style-name="P5"><text:a xlink:type="simple" xlink:href="https://creaah.cnrs.fr/" text:style-name="Internet_20_link" text:visited-style-name="Visited_20_Internet_20_Link"><text:span text:style-name="T37">CreAAH</text:span></text:a></text:p>
      <text:p text:style-name="P14"/>
      <text:list xml:id="list1276041768" text:style-name="L5">
        <text:list-item>
          <text:p text:style-name="P53"><text:span text:style-name="T27">F</text:span>ouille d’une tombe <text:span text:style-name="T16">néolithique</text:span>, mise en valeur des structure<text:span text:style-name="T53">s</text:span> <text:span text:style-name="T6">extérieures.</text:span></text:p>
        </text:list-item>
        <text:list-item>
          <text:p text:style-name="P53">Apprentissage de technique<text:span text:style-name="T53">s</text:span> et <text:span text:style-name="T6">connaissances</text:span> sortant de mon domaine de <text:span text:style-name="T6">compétence.</text:span></text:p>
        </text:list-item>
        <text:list-item>
          <text:p text:style-name="P53">Travail physique, en <text:span text:style-name="T6">extérieur.</text:span></text:p>
        </text:list-item>
        <text:list-item>
          <text:p text:style-name="P53">Travail <text:span text:style-name="T6">minutieux</text:span>.</text:p>
        </text:list-item>
        <text:list-item>
          <text:p text:style-name="P53"><text:span text:style-name="T6">Aptitude</text:span> <text:span text:style-name="T27">à</text:span> vivre en groupe et <text:span text:style-name="T53">à </text:span>collaborer vers un objectif commun, malgré des parcours très divers.</text:p>
        </text:list-item>
      </text:list>
      <text:p text:style-name="P10"/>
      <text:p text:style-name="P13">Bénévolat suivi d'un Service Civique en <text:span text:style-name="T12">S</text:span><text:span text:style-name="T8">oins à la faune sauvage</text:span>. <text:s text:c="10"/>Février - Août 2015</text:p>
      <text:p text:style-name="P4"><text:a xlink:type="simple" xlink:href="http://csol.fr/" text:style-name="Internet_20_link" text:visited-style-name="Visited_20_Internet_20_Link"><text:span text:style-name="T37">Csosl</text:span></text:a></text:p>
      <text:p text:style-name="P10"/>
      <text:list xml:id="list3077604798" text:style-name="L6">
        <text:list-item>
          <text:p text:style-name="P54">Soin au<text:span text:style-name="T54">x</text:span> jeunes oiseaux, <text:span text:style-name="T26">nourrissage</text:span>, élevage, gestion de la nurserie.</text:p>
        </text:list-item>
        <text:list-item>
          <text:p text:style-name="P54">Soin et suivi des animaux <text:span text:style-name="T54">ayant subi un</text:span> traumatisme.</text:p>
        </text:list-item>
        <text:list-item>
          <text:p text:style-name="P54"><text:span text:style-name="T26">Administration</text:span> des traitement<text:span text:style-name="T54">s</text:span> <text:span text:style-name="T26">médicamenteux</text:span> dans le respect des prescription<text:span text:style-name="T54">s</text:span> <text:span text:style-name="T26">vétérinaires.</text:span></text:p>
        </text:list-item>
        <text:list-item>
          <text:p text:style-name="P54">Assistance lors de certains actes <text:span text:style-name="T26">vétérinaires.</text:span></text:p>
        </text:list-item>
        <text:list-item>
          <text:p text:style-name="P54"><text:span text:style-name="T26">Accueil</text:span> du publique et des <text:span text:style-name="T26">bénévoles</text:span>, explication<text:span text:style-name="T54">s</text:span> sur le devenir des animaux <text:span text:style-name="T22">accueillis.</text:span></text:p>
        </text:list-item>
        <text:list-item>
          <text:p text:style-name="P54"><text:span text:style-name="T26">E</text:span>ntretient des installation<text:span text:style-name="T54">s</text:span>, nettoyage, maintenance courante.</text:p>
          <text:p text:style-name="P54"/>
        </text:list-item>
      </text:list>
      <text:p text:style-name="P10"><text:span text:style-name="T28">Stage en recherche : </text:span><text:span text:style-name="T29">Tomographie électrique de la Soufrière. <text:s text:c="29"/></text:span><text:span text:style-name="T28">Août <text:s/>2011</text:span></text:p>
      <text:p text:style-name="P6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3"/>
      <text:list xml:id="list6907926" text:style-name="L7">
        <text:list-item>
          <text:p text:style-name="P52">Participation <text:span text:style-name="T54">à</text:span> l’installation du dispositif de <text:span text:style-name="T6">tomographie.</text:span></text:p>
        </text:list-item>
        <text:list-item>
          <text:p text:style-name="P52">Acquisition des coupes tomographiques, mesure des courant<text:span text:style-name="T54">s</text:span> d’air inhalant et <text:span text:style-name="T6">exhalant</text:span> du <text:span text:style-name="T6">cratère</text:span> de la Soufrière.</text:p>
        </text:list-item>
        <text:list-item>
          <text:p text:style-name="P52">Participation <text:span text:style-name="T54">à</text:span> la création et <text:span text:style-name="T54">à </text:span>la mise en place des dispositif<text:span text:style-name="T54">s</text:span> <text:span text:style-name="T6">expérimentaux</text:span>.</text:p>
        </text:list-item>
        <text:list-item>
          <text:p text:style-name="P52">Participation <text:span text:style-name="T54">à</text:span> l’entretient des installation<text:span text:style-name="T54">s</text:span> d’acquisition de donnée<text:span text:style-name="T71">s</text:span> en milieu isolé.</text:p>
        </text:list-item>
        <text:list-item>
          <text:p text:style-name="P52">Traitement et formatage de données brutes.</text:p>
        </text:list-item>
      </text:list>
      <text:h text:style-name="P58" text:outline-level="1"><text:soft-page-break/>Formation</text:h>
      <text:p text:style-name="P15">(les intitulés des diplômes obtenu<text:span text:style-name="T54">s</text:span> en France sont traduit<text:span text:style-name="T54">s</text:span> par leur<text:span text:style-name="T54">s</text:span> équivalent<text:span text:style-name="T54">s</text:span> québecois)</text:p>
      <text:p text:style-name="P23"><text:span text:style-name="T8">Stratifieur, Prototypiste </text:span><text:span text:style-name="T13">(formation professionnelle) <text:s text:c="57"/></text:span>2018</text:p>
      <text:p text:style-name="P22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10"/>
      <text:p text:style-name="P24"><text:span text:style-name="T23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1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10"/>
      <text:p text:style-name="P21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1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3"/>
      <text:p text:style-name="P24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4">S</text:span>cience, option Biologie) <text:s text:c="37"/>2010</text:p>
      <text:p text:style-name="P25">Lycée Victor <text:span text:style-name="T24">Hugo (Hennebont, France)</text:span></text:p>
      <text:h text:style-name="P60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63" text:outline-level="2"><text:span text:style-name="T25">Informatique et l</text:span>ogiciels</text:h>
      <text:list xml:id="list2610557402" text:style-name="L8">
        <text:list-item>
          <text:p text:style-name="P57"><text:span text:style-name="T17">S</text:span><text:span text:style-name="T18">IG</text:span><text:span text:style-name="T19">:</text:span> <text:span text:style-name="T30">arcGIS</text:span>.</text:p>
        </text:list-item>
        <text:list-item>
          <text:p text:style-name="P57"><text:span text:style-name="T32">Statistique:</text:span><text:span text:style-name="T31"> </text:span>R.</text:p>
        </text:list-item>
        <text:list-item>
          <text:p text:style-name="P57"><text:span text:style-name="T31">CAO: </text:span>Rhino.</text:p>
        </text:list-item>
      </text:list>
      <text:p text:style-name="P43">Maitrise des outils de bureautique.</text:p>
      <text:p text:style-name="P43"><text:span text:style-name="T54">Bonne b</text:span>ase de programmation en Python.</text:p>
      <text:h text:style-name="P62" text:outline-level="2">Langue</text:h>
      <text:p text:style-name="P18">Français (maternel).</text:p>
      <text:p text:style-name="P19">Anglais (scientifique). </text:p>
      <text:p text:style-name="P19">Espagnol (scolaire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5:35:37.204996336</dc:date>
    <meta:editing-duration>PT12H54M5S</meta:editing-duration>
    <meta:editing-cycles>17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848" meta:character-count="6242" meta:non-whitespace-character-count="5013"/>
  </office:meta>
</office:document-meta>
</file>